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</office:font-face-decls>
  <office:automatic-styles/>
  <office:body>
    <office:text>
      <text:p text:style-name="Normal"><text:span text:style-name="T1">Hello </text:span><text:span text:style-name="T2">World</text:span><text:span text:style-name="T3">!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</office:font-face-decls>
  <office:styles>
    <style:style style:family="paragraph" style:name="BodyText" style:display-name="BodyText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Code" style:display-name="Code">
      <style:paragraph-properties fo:margin-right="0pt" style:line-spacing="8pt" fo:margin-top="0pt" fo:text-align="left" fo:orphans="0" fo:margin-left="36pt" fo:margin-bottom="0pt" fo:text-indent="0pt" fo:widows="1"/>
      <style:text-properties fo:color="#000000" style:font-name="Courier" fo:font-size="8"/>
    </style:style>
    <style:style style:family="paragraph" style:name="Bullet" style:display-name="Bullet">
      <style:paragraph-properties fo:margin-right="0pt" style:line-spacing="12pt" fo:margin-top="3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Title" style:display-name="Title">
      <style:paragraph-properties fo:margin-right="0pt" style:line-spacing="22pt" fo:margin-top="0pt" fo:text-align="center" fo:orphans="0" fo:margin-left="0pt" fo:margin-bottom="6pt" fo:text-indent="0pt" fo:widows="1"/>
      <style:text-properties fo:color="#000000" style:font-name="Helvetica-Bold" fo:font-size="18"/>
    </style:style>
    <style:style style:family="paragraph" style:name="Normal" style:display-name="Normal">
      <style:paragraph-properties fo:margin-right="0pt" style:line-spacing="12pt" fo:margin-top="0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Definition" style:display-name="Definition">
      <style:paragraph-properties fo:margin-right="0pt" style:line-spacing="12pt" fo:margin-top="6pt" fo:text-align="left" fo:orphans="0" fo:margin-left="36pt" fo:margin-bottom="0pt" fo:text-indent="0pt" fo:widows="1"/>
      <style:text-properties fo:color="#000000" style:font-name="Helvetica" fo:font-size="10"/>
    </style:style>
    <style:style style:family="paragraph" style:name="Heading6" style:display-name="Heading6">
      <style:paragraph-properties fo:margin-right="0pt" style:line-spacing="8pt" fo:margin-top="6pt" fo:text-align="left" fo:orphans="0" fo:margin-left="0pt" fo:margin-bottom="2pt" fo:text-indent="0pt" fo:widows="1"/>
      <style:text-properties fo:color="#000000" style:font-name="Helvetica-Bold" fo:font-size="7"/>
    </style:style>
    <style:style style:family="paragraph" style:name="Heading4" style:display-name="Heading4">
      <style:paragraph-properties fo:margin-right="0pt" style:line-spacing="12pt" fo:margin-top="10pt" fo:text-align="left" fo:orphans="0" fo:margin-left="0pt" fo:margin-bottom="4pt" fo:text-indent="0pt" fo:widows="1"/>
      <style:text-properties fo:color="#000000" style:font-name="Helvetica-BoldOblique" fo:font-size="10"/>
    </style:style>
    <style:style style:family="paragraph" style:name="Heading5" style:display-name="Heading5">
      <style:paragraph-properties fo:margin-right="0pt" style:line-spacing="10pt" fo:margin-top="8pt" fo:text-align="left" fo:orphans="0" fo:margin-left="0pt" fo:margin-bottom="4pt" fo:text-indent="0pt" fo:widows="1"/>
      <style:text-properties fo:color="#000000" style:font-name="Helvetica-Bold" fo:font-size="9"/>
    </style:style>
    <style:style style:family="paragraph" style:name="Heading2" style:display-name="Heading2">
      <style:paragraph-properties fo:margin-right="0pt" style:line-spacing="18pt" fo:margin-top="12pt" fo:text-align="left" fo:orphans="0" fo:margin-left="0pt" fo:margin-bottom="6pt" fo:text-indent="0pt" fo:widows="1"/>
      <style:text-properties fo:color="#000000" style:font-name="Helvetica-Bold" fo:font-size="14"/>
    </style:style>
    <style:style style:family="paragraph" style:name="Heading3" style:display-name="Heading3">
      <style:paragraph-properties fo:margin-right="0pt" style:line-spacing="14pt" fo:margin-top="12pt" fo:text-align="left" fo:orphans="0" fo:margin-left="0pt" fo:margin-bottom="6pt" fo:text-indent="0pt" fo:widows="1"/>
      <style:text-properties fo:color="#000000" style:font-name="Helvetica-BoldOblique" fo:font-size="12"/>
    </style:style>
    <style:style style:family="paragraph" style:name="Italic" style:display-name="Italic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-Oblique" fo:font-size="10"/>
    </style:style>
    <style:style style:family="paragraph" style:name="Heading1" style:display-name="Heading1">
      <style:paragraph-properties fo:margin-right="0pt" style:line-spacing="22pt" fo:margin-top="0pt" fo:text-align="left" fo:orphans="0" fo:margin-left="0pt" fo:margin-bottom="6pt" fo:text-indent="0pt" fo:widows="1"/>
      <style:text-properties fo:color="#000000" style:font-name="Helvetica-Bold" fo:font-size="18"/>
    </style:style>
    <style:style style:family="text" style:name="T1" style:display-name="T1">
      <style:text-properties/>
    </style:style>
    <style:style style:family="text" style:name="T2" style:display-name="T2">
      <style:text-properties fo:font-style="italic"/>
    </style:style>
    <style:style style:family="text" style:name="T3" style:display-name="T3">
      <style:text-properties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